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column table:style-name="co5" table:number-columns-repeated="3" table:default-cell-style-name="Default"/>
        <table:table-row table:style-name="ro1">
          <table:table-cell table:number-columns-repeated="19"/>
        </table:table-row>
        <table:table-row table:style-name="ro2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office:value-type="string">
            <text:p>2006_greenhouse_gas_in_thousand_tons</text:p>
          </table:table-cell>
          <table:table-cell office:value-type="string">
            <text:p>2005_greenhouse_gas_in_thousand_tons</text:p>
          </table:table-cell>
          <table:table-cell office:value-type="string">
            <text:p>2004_greenhouse_gas_in_thousand_tons</text:p>
          </table:table-cell>
          <table:table-cell office:value-type="string">
            <text:p>2003_greenhouse_gas_in_thousand_tons</text:p>
          </table:table-cell>
          <table:table-cell office:value-type="string">
            <text:p>2010_sufficiency_index</text:p>
          </table:table-cell>
          <table:table-cell office:value-type="string">
            <text:p>2009_sufficiency_index</text:p>
          </table:table-cell>
          <table:table-cell office:value-type="string">
            <text:p>2008_sufficiency_index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table:style-name="ce1" office:value-type="float" office:value="89688">
            <text:p>89688</text:p>
          </table:table-cell>
          <table:table-cell table:style-name="ce1" office:value-type="float" office:value="92916">
            <text:p>92916</text:p>
          </table:table-cell>
          <table:table-cell office:value-type="float" office:value="90926">
            <text:p>90926</text:p>
          </table:table-cell>
          <table:table-cell office:value-type="float" office:value="91931">
            <text:p>9193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table:style-name="ce1" office:value-type="float" office:value="136230">
            <text:p>136230</text:p>
          </table:table-cell>
          <table:table-cell table:style-name="ce1" office:value-type="float" office:value="141464">
            <text:p>141464</text:p>
          </table:table-cell>
          <table:table-cell office:value-type="float" office:value="145287">
            <text:p>145287</text:p>
          </table:table-cell>
          <table:table-cell office:value-type="float" office:value="145396">
            <text:p>14539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table:style-name="ce1" office:value-type="float" office:value="72022">
            <text:p>72022</text:p>
          </table:table-cell>
          <table:table-cell table:style-name="ce1" office:value-type="float" office:value="70720">
            <text:p>70720</text:p>
          </table:table-cell>
          <table:table-cell office:value-type="float" office:value="71147">
            <text:p>71147</text:p>
          </table:table-cell>
          <table:table-cell office:value-type="float" office:value="71877">
            <text:p>71877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table:style-name="ce1" office:value-type="float" office:value="9708">
            <text:p>9708</text:p>
          </table:table-cell>
          <table:table-cell table:style-name="ce1" office:value-type="float" office:value="9594">
            <text:p>9594</text:p>
          </table:table-cell>
          <table:table-cell office:value-type="float" office:value="9297">
            <text:p>9297</text:p>
          </table:table-cell>
          <table:table-cell office:value-type="float" office:value="9115">
            <text:p>9115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table:style-name="ce1" office:value-type="float" office:value="146937">
            <text:p>146937</text:p>
          </table:table-cell>
          <table:table-cell table:style-name="ce1" office:value-type="float" office:value="145357">
            <text:p>145357</text:p>
          </table:table-cell>
          <table:table-cell office:value-type="float" office:value="145989">
            <text:p>145989</text:p>
          </table:table-cell>
          <table:table-cell office:value-type="float" office:value="144516">
            <text:p>144516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table:style-name="ce1" office:value-type="float" office:value="983437">
            <text:p>983437</text:p>
          </table:table-cell>
          <table:table-cell table:style-name="ce1" office:value-type="float" office:value="977585">
            <text:p>977585</text:p>
          </table:table-cell>
          <table:table-cell office:value-type="float" office:value="999939">
            <text:p>999939</text:p>
          </table:table-cell>
          <table:table-cell office:value-type="float" office:value="1013821">
            <text:p>101382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table:style-name="ce1" office:value-type="float" office:value="71654">
            <text:p>71654</text:p>
          </table:table-cell>
          <table:table-cell table:style-name="ce1" office:value-type="float" office:value="63827">
            <text:p>63827</text:p>
          </table:table-cell>
          <table:table-cell office:value-type="float" office:value="68005">
            <text:p>68005</text:p>
          </table:table-cell>
          <table:table-cell office:value-type="float" office:value="74037">
            <text:p>7403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table:style-name="ce1" office:value-type="float" office:value="18911">
            <text:p>18911</text:p>
          </table:table-cell>
          <table:table-cell table:style-name="ce1" office:value-type="float" office:value="19412">
            <text:p>19412</text:p>
          </table:table-cell>
          <table:table-cell office:value-type="float" office:value="20134">
            <text:p>20134</text:p>
          </table:table-cell>
          <table:table-cell office:value-type="float" office:value="19819">
            <text:p>19819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table:style-name="ce1" office:value-type="float" office:value="427281">
            <text:p>427281</text:p>
          </table:table-cell>
          <table:table-cell table:style-name="ce1" office:value-type="float" office:value="435112">
            <text:p>435112</text:p>
          </table:table-cell>
          <table:table-cell office:value-type="float" office:value="420447">
            <text:p>420447</text:p>
          </table:table-cell>
          <table:table-cell office:value-type="float" office:value="404601">
            <text:p>40460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table:style-name="ce1" office:value-type="float" office:value="79652">
            <text:p>79652</text:p>
          </table:table-cell>
          <table:table-cell table:style-name="ce1" office:value-type="float" office:value="68427">
            <text:p>68427</text:p>
          </table:table-cell>
          <table:table-cell office:value-type="float" office:value="80214">
            <text:p>80214</text:p>
          </table:table-cell>
          <table:table-cell office:value-type="float" office:value="84245">
            <text:p>84245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table:style-name="ce1" office:value-type="float" office:value="540303">
            <text:p>540303</text:p>
          </table:table-cell>
          <table:table-cell table:style-name="ce1" office:value-type="float" office:value="556485">
            <text:p>556485</text:p>
          </table:table-cell>
          <table:table-cell office:value-type="float" office:value="552808">
            <text:p>552808</text:p>
          </table:table-cell>
          <table:table-cell office:value-type="float" office:value="554089">
            <text:p>554089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table:style-name="ce1" office:value-type="float" office:value="128693">
            <text:p>128693</text:p>
          </table:table-cell>
          <table:table-cell table:style-name="ce1" office:value-type="float" office:value="132828">
            <text:p>132828</text:p>
          </table:table-cell>
          <table:table-cell office:value-type="float" office:value="129843">
            <text:p>129843</text:p>
          </table:table-cell>
          <table:table-cell office:value-type="float" office:value="129556">
            <text:p>12955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table:style-name="ce1" office:value-type="float" office:value="78162">
            <text:p>78162</text:p>
          </table:table-cell>
          <table:table-cell table:style-name="ce1" office:value-type="float" office:value="79846">
            <text:p>79846</text:p>
          </table:table-cell>
          <table:table-cell office:value-type="float" office:value="79094">
            <text:p>79094</text:p>
          </table:table-cell>
          <table:table-cell office:value-type="float" office:value="80077">
            <text:p>8007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table:style-name="ce1" office:value-type="float" office:value="68306">
            <text:p>68306</text:p>
          </table:table-cell>
          <table:table-cell table:style-name="ce1" office:value-type="float" office:value="68821">
            <text:p>68821</text:p>
          </table:table-cell>
          <table:table-cell office:value-type="float" office:value="67301">
            <text:p>67301</text:p>
          </table:table-cell>
          <table:table-cell office:value-type="float" office:value="67512">
            <text:p>67512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table:style-name="ce1" office:value-type="float" office:value="562046">
            <text:p>562046</text:p>
          </table:table-cell>
          <table:table-cell table:style-name="ce1" office:value-type="float" office:value="572638">
            <text:p>572638</text:p>
          </table:table-cell>
          <table:table-cell office:value-type="float" office:value="574116">
            <text:p>574116</text:p>
          </table:table-cell>
          <table:table-cell office:value-type="float" office:value="570744">
            <text:p>570744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table:style-name="ce1" office:value-type="float" office:value="23729">
            <text:p>23729</text:p>
          </table:table-cell>
          <table:table-cell table:style-name="ce1" office:value-type="float" office:value="22973">
            <text:p>22973</text:p>
          </table:table-cell>
          <table:table-cell office:value-type="float" office:value="21985">
            <text:p>21985</text:p>
          </table:table-cell>
          <table:table-cell office:value-type="float" office:value="21182">
            <text:p>21182</text:p>
          </table:table-cell>
          <table:table-cell office:value-type="float" office:value="66">
            <text:p>66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table:style-name="ce1" office:value-type="float" office:value="13194">
            <text:p>13194</text:p>
          </table:table-cell>
          <table:table-cell table:style-name="ce1" office:value-type="float" office:value="13276">
            <text:p>13276</text:p>
          </table:table-cell>
          <table:table-cell office:value-type="float" office:value="13206">
            <text:p>13206</text:p>
          </table:table-cell>
          <table:table-cell office:value-type="float" office:value="11717">
            <text:p>1171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table:style-name="ce1" office:value-type="float" office:value="11767">
            <text:p>11767</text:p>
          </table:table-cell>
          <table:table-cell table:style-name="ce1" office:value-type="float" office:value="11354">
            <text:p>11354</text:p>
          </table:table-cell>
          <table:table-cell office:value-type="float" office:value="11013">
            <text:p>11013</text:p>
          </table:table-cell>
          <table:table-cell office:value-type="float" office:value="10991">
            <text:p>10991</text:p>
          </table:table-cell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2935">
            <text:p>2935</text:p>
          </table:table-cell>
          <table:table-cell table:style-name="ce1" office:value-type="float" office:value="2902">
            <text:p>2902</text:p>
          </table:table-cell>
          <table:table-cell office:value-type="float" office:value="2878">
            <text:p>2878</text:p>
          </table:table-cell>
          <table:table-cell office:value-type="float" office:value="2912">
            <text:p>2912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table:style-name="ce1" office:value-type="float" office:value="208680">
            <text:p>208680</text:p>
          </table:table-cell>
          <table:table-cell table:style-name="ce1" office:value-type="float" office:value="212357">
            <text:p>212357</text:p>
          </table:table-cell>
          <table:table-cell office:value-type="float" office:value="218207">
            <text:p>218207</text:p>
          </table:table-cell>
          <table:table-cell office:value-type="float" office:value="216847">
            <text:p>21684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table:style-name="ce1" office:value-type="float" office:value="403008">
            <text:p>403008</text:p>
          </table:table-cell>
          <table:table-cell table:style-name="ce1" office:value-type="float" office:value="389963">
            <text:p>389963</text:p>
          </table:table-cell>
          <table:table-cell office:value-type="float" office:value="386660">
            <text:p>386660</text:p>
          </table:table-cell>
          <table:table-cell office:value-type="float" office:value="385709">
            <text:p>385709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table:style-name="ce1" office:value-type="float" office:value="82129">
            <text:p>82129</text:p>
          </table:table-cell>
          <table:table-cell table:style-name="ce1" office:value-type="float" office:value="86622">
            <text:p>86622</text:p>
          </table:table-cell>
          <table:table-cell office:value-type="float" office:value="84660">
            <text:p>84660</text:p>
          </table:table-cell>
          <table:table-cell office:value-type="float" office:value="82281">
            <text:p>8228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table:style-name="ce1" office:value-type="float" office:value="154178">
            <text:p>154178</text:p>
          </table:table-cell>
          <table:table-cell table:style-name="ce1" office:value-type="float" office:value="149525">
            <text:p>149525</text:p>
          </table:table-cell>
          <table:table-cell office:value-type="float" office:value="155490">
            <text:p>155490</text:p>
          </table:table-cell>
          <table:table-cell office:value-type="float" office:value="153740">
            <text:p>15374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table:style-name="ce1" office:value-type="float" office:value="67268">
            <text:p>67268</text:p>
          </table:table-cell>
          <table:table-cell table:style-name="ce1" office:value-type="float" office:value="67711">
            <text:p>67711</text:p>
          </table:table-cell>
          <table:table-cell office:value-type="float" office:value="70441">
            <text:p>70441</text:p>
          </table:table-cell>
          <table:table-cell office:value-type="float" office:value="70880">
            <text:p>70880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table:style-name="ce1" office:value-type="float" office:value="20445">
            <text:p>20445</text:p>
          </table:table-cell>
          <table:table-cell table:style-name="ce1" office:value-type="float" office:value="20217">
            <text:p>20217</text:p>
          </table:table-cell>
          <table:table-cell office:value-type="float" office:value="19900">
            <text:p>19900</text:p>
          </table:table-cell>
          <table:table-cell office:value-type="float" office:value="19634">
            <text:p>19634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table:style-name="ce1" office:value-type="float" office:value="49842">
            <text:p>49842</text:p>
          </table:table-cell>
          <table:table-cell table:style-name="ce1" office:value-type="float" office:value="50077">
            <text:p>50077</text:p>
          </table:table-cell>
          <table:table-cell office:value-type="float" office:value="50759">
            <text:p>50759</text:p>
          </table:table-cell>
          <table:table-cell office:value-type="float" office:value="51006">
            <text:p>51006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table:style-name="ce1" office:value-type="float" office:value="649609">
            <text:p>649609</text:p>
          </table:table-cell>
          <table:table-cell table:style-name="ce1" office:value-type="float" office:value="654728">
            <text:p>654728</text:p>
          </table:table-cell>
          <table:table-cell office:value-type="float" office:value="658704">
            <text:p>658704</text:p>
          </table:table-cell>
          <table:table-cell office:value-type="float" office:value="660505">
            <text:p>66050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scaled: |X – Mittelwert|^1.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+ geringster negativbetrag</text:p>
          </table:table-cell>
          <table:table-cell table:number-columns-repeated="16"/>
        </table:table-row>
        <table:table-row table:style-name="ro1" table:number-rows-repeated="65502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.04.2011</text:date>, <text:time>10:09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4T10:09:06</dc:date>
    <dc:creator>Bastian Greshake</dc:creator>
    <meta:generator>OpenOffice.org/3.1$Unix OpenOffice.org_project/310m11$Build-9399</meta:generator>
    <meta:editing-duration>PT22H43M11S</meta:editing-duration>
    <meta:editing-cycles>13</meta:editing-cycles>
    <meta:document-statistic meta:table-count="1" meta:cell-count="534" meta:object-count="0"/>
  </office:meta>
</office:document-meta>
</file>